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9.391cm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places</text:p>
          </table:table-cell>
          <table:table-cell office:value-type="string">
            <text:p>owner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progetto14</text:p>
          </table:table-cell>
          <table:table-cell office:value-type="string">
            <text:p>(Pechino), Cina; (Santiago), Cile;</text:p>
          </table:table-cell>
          <table:table-cell office:value-type="string">
            <text:p>Martino Secchi</text:p>
          </table:table-cell>
          <table:table-cell table:style-name="ce1" office:value-type="string">
            <text:p>un altro progetto inventato</text:p>
          </table:table-cell>
        </table:table-row>
        <table:table-row table:style-name="ro2">
          <table:table-cell office:value-type="string">
            <text:p>progetto15</text:p>
          </table:table-cell>
          <table:table-cell office:value-type="string">
            <text:p>(Sydney), Australia; (Aukland), Nuova Zelanda;</text:p>
          </table:table-cell>
          <table:table-cell office:value-type="string">
            <text:p>sempre io</text:p>
          </table:table-cell>
          <table:table-cell office:value-type="string">
            <text:p>un progetto oceanico salvaguardia dei coralli o qualcosa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6/08/2014</text:date>, <text:time>15.54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o Secchi</meta:initial-creator>
    <meta:creation-date>2014-08-26T15:08:45</meta:creation-date>
    <dc:date>2014-08-26T15:54:12</dc:date>
    <dc:creator>Martino Secchi</dc:creator>
    <meta:editing-duration>PT4M53S</meta:editing-duration>
    <meta:editing-cycles>2</meta:editing-cycles>
    <meta:generator>OpenOffice.org/3.4.1$Unix OpenOffice.org_project/341m1$Build-9593</meta:generator>
    <meta:document-statistic meta:table-count="3" meta:cell-count="12" meta:object-count="0"/>
  </office:meta>
</office:document-meta>
</file>